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6" style:family="table-cell" style:parent-style-name="Default" style:data-style-name="N37"/>
    <style:style style:name="ce8" style:family="table-cell" style:parent-style-name="Default">
      <style:text-properties style:text-underline-style="none"/>
    </style:style>
    <style:style style:name="ce3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9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9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9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9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13])" office:value-type="float" office:value="366">
            <text:p>366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8" table:formula="of:=SUM([.C2:.C36])" office:value-type="float" office:value="30">
            <text:p>30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44">
            <text:p>4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66">
            <text:p>366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0">
            <text:p>3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4">
            <text:p>4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88">
            <text:p>5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29/06/2012</text:date>, <text:time>13:39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6-29T13:39:13</dc:date>
    <meta:editing-duration>PT01H38M47S</meta:editing-duration>
    <meta:editing-cycles>127</meta:editing-cycles>
    <meta:generator>OpenOffice.org/3.2$Unix OpenOffice.org_project/320m12$Build-9483</meta:generator>
    <dc:creator>david </dc:creator>
    <meta:document-statistic meta:table-count="5" meta:cell-count="389" meta:object-count="0"/>
  </office:meta>
</office:document-meta>
</file>